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bb4" officeooo:paragraph-rsid="000bfbb4"/>
    </style:style>
    <style:style style:name="P2" style:family="paragraph" style:parent-style-name="Standard">
      <style:text-properties officeooo:rsid="000c1bb1" officeooo:paragraph-rsid="000c1bb1"/>
    </style:style>
    <style:style style:name="P3" style:family="paragraph" style:parent-style-name="Standard" style:list-style-name="L1">
      <style:text-properties officeooo:rsid="000bfbb4" officeooo:paragraph-rsid="000bfbb4"/>
    </style:style>
    <style:style style:name="P4" style:family="paragraph" style:parent-style-name="Standard" style:list-style-name="L2">
      <style:text-properties officeooo:rsid="000bfbb4" officeooo:paragraph-rsid="000bfbb4"/>
    </style:style>
    <style:style style:name="P5" style:family="paragraph" style:parent-style-name="Standard" style:list-style-name="L3">
      <style:text-properties officeooo:rsid="000bfbb4" officeooo:paragraph-rsid="000bfbb4"/>
    </style:style>
    <style:style style:name="P6" style:family="paragraph" style:parent-style-name="Standard" style:list-style-name="L4">
      <style:text-properties officeooo:rsid="000bfbb4" officeooo:paragraph-rsid="000c1bb1"/>
    </style:style>
    <style:style style:name="P7" style:family="paragraph" style:parent-style-name="Standard" style:list-style-name="L4">
      <style:text-properties officeooo:rsid="000bfbb4" officeooo:paragraph-rsid="000bfbb4"/>
    </style:style>
    <style:style style:name="P8" style:family="paragraph" style:parent-style-name="Standard">
      <style:text-properties officeooo:rsid="000bfbb4" officeooo:paragraph-rsid="000c1bb1"/>
    </style:style>
    <style:style style:name="P9" style:family="paragraph" style:parent-style-name="Standard" style:list-style-name="L5">
      <style:text-properties officeooo:rsid="000c1bb1" officeooo:paragraph-rsid="000db3e5"/>
    </style:style>
    <style:style style:name="P10" style:family="paragraph" style:parent-style-name="Standard" style:list-style-name="L5">
      <style:text-properties officeooo:rsid="000c1bb1" officeooo:paragraph-rsid="000c1bb1"/>
    </style:style>
    <style:style style:name="P11" style:family="paragraph" style:parent-style-name="Standard" style:list-style-name="L5">
      <style:text-properties officeooo:rsid="000c1bb1" officeooo:paragraph-rsid="00133d04"/>
    </style:style>
    <style:style style:name="P12" style:family="paragraph" style:parent-style-name="Standard" style:list-style-name="L4">
      <style:text-properties officeooo:rsid="000c1bb1" officeooo:paragraph-rsid="00133d04"/>
    </style:style>
    <style:style style:name="P13" style:family="paragraph" style:parent-style-name="Standard" style:list-style-name="L5">
      <style:text-properties officeooo:rsid="000db3e5" officeooo:paragraph-rsid="000db3e5"/>
    </style:style>
    <style:style style:name="P14" style:family="paragraph" style:parent-style-name="Standard" style:list-style-name="L5">
      <style:text-properties officeooo:rsid="000db3e5" officeooo:paragraph-rsid="001093c7"/>
    </style:style>
    <style:style style:name="P15" style:family="paragraph" style:parent-style-name="Standard" style:list-style-name="L5">
      <style:text-properties officeooo:rsid="000db3e5" officeooo:paragraph-rsid="00133d04"/>
    </style:style>
    <style:style style:name="P16" style:family="paragraph" style:parent-style-name="Standard" style:list-style-name="L4">
      <style:text-properties officeooo:rsid="000db3e5" officeooo:paragraph-rsid="00133d04"/>
    </style:style>
    <style:style style:name="P17" style:family="paragraph" style:parent-style-name="Standard" style:list-style-name="L5">
      <style:text-properties officeooo:rsid="000fb2fa" officeooo:paragraph-rsid="000fb2fa"/>
    </style:style>
    <style:style style:name="P18" style:family="paragraph" style:parent-style-name="Standard" style:list-style-name="L5">
      <style:text-properties officeooo:rsid="000fb2fa" officeooo:paragraph-rsid="00133d04"/>
    </style:style>
    <style:style style:name="P19" style:family="paragraph" style:parent-style-name="Standard" style:list-style-name="L4">
      <style:text-properties officeooo:rsid="000fb2fa" officeooo:paragraph-rsid="00133d04"/>
    </style:style>
    <style:style style:name="P20" style:family="paragraph" style:parent-style-name="Standard" style:list-style-name="L5">
      <style:text-properties officeooo:rsid="001093c7" officeooo:paragraph-rsid="001093c7"/>
    </style:style>
    <style:style style:name="P21" style:family="paragraph" style:parent-style-name="Standard" style:list-style-name="L5">
      <style:text-properties officeooo:rsid="001093c7" officeooo:paragraph-rsid="001241e1"/>
    </style:style>
    <style:style style:name="P22" style:family="paragraph" style:parent-style-name="Standard" style:list-style-name="L5">
      <style:text-properties officeooo:rsid="001093c7" officeooo:paragraph-rsid="00133d04"/>
    </style:style>
    <style:style style:name="P23" style:family="paragraph" style:parent-style-name="Standard" style:list-style-name="L4">
      <style:text-properties officeooo:rsid="001093c7" officeooo:paragraph-rsid="00133d04"/>
    </style:style>
    <style:style style:name="P24" style:family="paragraph" style:parent-style-name="Standard" style:list-style-name="L5">
      <style:text-properties officeooo:rsid="00133d04" officeooo:paragraph-rsid="00133d04"/>
    </style:style>
    <style:style style:name="P25" style:family="paragraph" style:parent-style-name="Standard" style:list-style-name="L4">
      <style:text-properties officeooo:rsid="00133d04" officeooo:paragraph-rsid="00133d04"/>
    </style:style>
    <style:style style:name="P26" style:family="paragraph" style:parent-style-name="Standard" style:list-style-name="L6">
      <style:text-properties officeooo:rsid="0016b1ff" officeooo:paragraph-rsid="0016b1ff"/>
    </style:style>
    <style:style style:name="T1" style:family="text">
      <style:text-properties officeooo:rsid="000bfbb4"/>
    </style:style>
    <style:style style:name="T2" style:family="text">
      <style:text-properties officeooo:rsid="000c1bb1"/>
    </style:style>
    <style:style style:name="T3" style:family="text">
      <style:text-properties officeooo:rsid="000db3e5"/>
    </style:style>
    <style:style style:name="T4" style:family="text">
      <style:text-properties officeooo:rsid="000fb2fa"/>
    </style:style>
    <style:style style:name="T5" style:family="text">
      <style:text-properties officeooo:rsid="001093c7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Bullet_20_Symbols" text:bullet-char="▸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3" text:style-name="Bullet_20_Symbols" text:bullet-char="▸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4" text:style-name="Bullet_20_Symbols" text:bullet-char="▹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ció del diagrama de Casos d’Ús</text:p>
      <text:p text:style-name="P1"/>
      <text:list xml:id="list3089851845" text:style-name="L1">
        <text:list-item>
          <text:p text:style-name="P3">Gestió de Perfil:</text:p>
        </text:list-item>
      </text:list>
      <text:p text:style-name="P1"><text:tab/>Usuari: No es demana cap entrada per part de l’usuari.</text:p>
      <text:p text:style-name="P1"><text:tab/>Sistema: Mostra les opcións de Crear Usuari i Carregar Usuari existent</text:p>
      <text:list xml:id="list4174568560" text:style-name="L2">
        <text:list-item>
          <text:p text:style-name="P4">Crear Usuari: </text:p>
        </text:list-item>
      </text:list>
      <text:p text:style-name="P1"><text:tab/><text:tab/>Usuari: Es demana el nom de usuari i el seu Password</text:p>
      <text:p text:style-name="P1"><text:tab/><text:tab/><text:span text:style-name="T3">S</text:span>istema: Fa la creació d’un nou usuari amb el password corresponent.</text:p>
      <text:list xml:id="list181705141100178" text:continue-numbering="true" text:style-name="L2">
        <text:list-item>
          <text:p text:style-name="P4">Carregar Usuari: </text:p>
        </text:list-item>
      </text:list>
      <text:p text:style-name="P1"><text:tab/><text:tab/>Usuari: Es demana la selecció d’un usuari existent.</text:p>
      <text:p text:style-name="P1"><text:tab/><text:tab/>Sistema: Carrega l’usuari seleccionat.</text:p>
      <text:list xml:id="list2706263985" text:style-name="L3">
        <text:list-item>
          <text:p text:style-name="P5">Gestió de Pla d’Estudis:</text:p>
        </text:list-item>
      </text:list>
      <text:p text:style-name="P1"><text:tab/>Usuari: No es demana cap entrada per part de l’usuari.</text:p>
      <text:list xml:id="list1780461156" text:style-name="L4">
        <text:list-item>
          <text:p text:style-name="P6">Crear Pla:</text:p>
        </text:list-item>
      </text:list>
      <text:p text:style-name="P8"><text:tab/><text:tab/>Usuari: No es demana cap entrada per part de l’usuari.</text:p>
      <text:p text:style-name="P2"><text:tab/><text:tab/>Sistema: Mostra les opcións Importar Pla, Afegir Assignatura i Eliminar <text:tab/><text:tab/><text:tab/><text:tab/>Assignatura</text:p>
      <text:list xml:id="list1942093664" text:style-name="L5">
        <text:list-item>
          <text:p text:style-name="P9">Importar Pla:</text:p>
          <text:p text:style-name="P9">Usuari: <text:span text:style-name="T5">Es demana la seleccio d’un fitxer que contingui un Pla d’Estudis codificat degudament</text:span>.</text:p>
          <text:p text:style-name="P9">Sistema: Carrega el Pla d’Estudis <text:span text:style-name="T5">del fitxer </text:span>seleccionat.</text:p>
        </text:list-item>
        <text:list-item>
          <text:p text:style-name="P9">Afegir Assignatura:</text:p>
          <text:p text:style-name="P9">Usuari: <text:span text:style-name="T1">No es demana cap entrada per part de l’usuari.</text:span></text:p>
          <text:p text:style-name="P9">Sistema: Mostra les opcions: Importar Assignatura, Visualitzar Assignatures Existents i Crear nova Assignatura.</text:p>
          <text:list>
            <text:list-item>
              <text:p text:style-name="P13">Importar Assignatura:</text:p>
              <text:p text:style-name="P14">Usuari: <text:span text:style-name="T5">Es demana la seleccio d’un fitxer que contingui una Assignatura codificada degudament.</text:span></text:p>
              <text:p text:style-name="P13">Sistema: Carrega l’Assignatura <text:span text:style-name="T5">del futxer s</text:span>elecciona<text:span text:style-name="T5">t</text:span>.</text:p>
            </text:list-item>
            <text:list-item>
              <text:p text:style-name="P13">Visualitzar Assignatures Exististents:</text:p>
              <text:p text:style-name="P13">Usuari: <text:span text:style-name="T1">No es demana cap entrada per part de l’usuari.</text:span></text:p>
              <text:p text:style-name="P13">Sistema: Mostra les opcións: Modificar Grup, Crear Grup, Eliminar Grup, Modificar Sessio, Crear Sessio, Eliminar Sessio.</text:p>
              <text:list>
                <text:list-item>
                  <text:p text:style-name="P17">Modificar Grup:</text:p>
                  <text:p text:style-name="P17">Usuari: <text:span text:style-name="T1">No es demana cap entrada per part de l’usuari.</text:span></text:p>
                  <text:p text:style-name="P17">Sistema: Mostra les opcións: Modificar Subgrup, Crear Subgrup, Eliminar Subgrup.</text:p>
                  <text:list>
                    <text:list-item>
                      <text:p text:style-name="P20">Modificar Subgrup:</text:p>
                      <text:p text:style-name="P20">Usuari:</text:p>
                      <text:p text:style-name="P20">Sistema:</text:p>
                    </text:list-item>
                    <text:list-item>
                      <text:p text:style-name="P20">Crear Subgrup:</text:p>
                      <text:p text:style-name="P20">Usuari:</text:p>
                      <text:p text:style-name="P20">Sistema:</text:p>
                    </text:list-item>
                    <text:list-item>
                      <text:p text:style-name="P20">Eliminar Subgrup:</text:p>
                      <text:p text:style-name="P20">Usuari:</text:p>
                      <text:p text:style-name="P20">Sistema:</text:p>
                    </text:list-item>
                  </text:list>
                </text:list-item>
                <text:list-item>
                  <text:p text:style-name="P17">Crear Grup:</text:p>
                  <text:p text:style-name="P17">Usuari: <text:span text:style-name="T1">No es demana cap entrada per part de l’usuari.</text:span></text:p>
                  <text:p text:style-name="P17">Sistema: Mostra les opcións: Crear Subgrup, Eliminar Subgrup.</text:p>
                  <text:list>
                    <text:list-item>
                      <text:p text:style-name="P21">Crear Subgrup:</text:p>
                      <text:p text:style-name="P21">Usuari:</text:p>
                      <text:p text:style-name="P21">Sistema:</text:p>
                    </text:list-item>
                    <text:list-item>
                      <text:p text:style-name="P21">Eliminar Subgrup:</text:p>
                      <text:p text:style-name="P21">Usuari:</text:p>
                      <text:p text:style-name="P21">Sistema:</text:p>
                    </text:list-item>
                  </text:list>
                </text:list-item>
                <text:list-item>
                  <text:p text:style-name="P17">Eliminar Grup:</text:p>
                  <text:p text:style-name="P17">Usuari: <text:span text:style-name="T2">Es demana la selecció d’un </text:span>grup <text:span text:style-name="T2">Existent.</text:span></text:p>
                  <text:p text:style-name="P17"><text:soft-page-break/>Sistema: Elimina el grup seleccionat.</text:p>
                </text:list-item>
                <text:list-item>
                  <text:p text:style-name="P17">Modificar Sessio:</text:p>
                  <text:p text:style-name="P17">Usuari: </text:p>
                  <text:p text:style-name="P17">Sistema: </text:p>
                </text:list-item>
                <text:list-item>
                  <text:p text:style-name="P17">Crear Sessio:</text:p>
                  <text:p text:style-name="P17">Usuari:</text:p>
                  <text:p text:style-name="P17">Sistema:</text:p>
                </text:list-item>
                <text:list-item>
                  <text:p text:style-name="P17">Eliminar Sessio:</text:p>
                  <text:p text:style-name="P17">Usuari:</text:p>
                  <text:p text:style-name="P17">Sistema:</text:p>
                </text:list-item>
              </text:list>
            </text:list-item>
            <text:list-item>
              <text:p text:style-name="P13">Crear nova Assignatura:</text:p>
              <text:p text:style-name="P15">Usuari: <text:span text:style-name="T1">No es demana cap entrada per part de l’usuari.</text:span></text:p>
              <text:p text:style-name="P15">Sistema: Mostra les opcións: Modificar Grup, Crear Grup, Eliminar Grup, Modificar Sessio, Crear Sessio, Eliminar Sessio.</text:p>
              <text:list>
                <text:list-item>
                  <text:p text:style-name="P18">Modificar Grup:</text:p>
                  <text:p text:style-name="P18">Usuari: <text:span text:style-name="T1">No es demana cap entrada per part de l’usuari.</text:span></text:p>
                  <text:p text:style-name="P18">Sistema: Mostra les opcións: Modificar Subgrup, Crear Subgrup, Eliminar Subgrup.</text:p>
                  <text:list>
                    <text:list-item>
                      <text:p text:style-name="P22">Modificar Subgrup:</text:p>
                      <text:p text:style-name="P22">Usuari:</text:p>
                      <text:p text:style-name="P22">Sistema:</text:p>
                    </text:list-item>
                    <text:list-item>
                      <text:p text:style-name="P22">Crear Subgrup:</text:p>
                      <text:p text:style-name="P22">Usuari:</text:p>
                      <text:p text:style-name="P22">Sistema:</text:p>
                    </text:list-item>
                    <text:list-item>
                      <text:p text:style-name="P22">Eliminar Subgrup:</text:p>
                      <text:p text:style-name="P22">Usuari:</text:p>
                      <text:p text:style-name="P22">Sistema:</text:p>
                    </text:list-item>
                  </text:list>
                </text:list-item>
                <text:list-item>
                  <text:p text:style-name="P18">Crear Grup:</text:p>
                  <text:p text:style-name="P18">Usuari: <text:span text:style-name="T1">No es demana cap entrada per part de l’usuari.</text:span></text:p>
                  <text:p text:style-name="P18">Sistema: Mostra les opcións: Crear Subgrup, Eliminar Subgrup.</text:p>
                  <text:list>
                    <text:list-item>
                      <text:p text:style-name="P22">Crear Subgrup:</text:p>
                      <text:p text:style-name="P22">Usuari:</text:p>
                      <text:p text:style-name="P22">Sistema:</text:p>
                    </text:list-item>
                    <text:list-item>
                      <text:p text:style-name="P22">Eliminar Subgrup:</text:p>
                      <text:p text:style-name="P22">Usuari:</text:p>
                      <text:p text:style-name="P22">Sistema:</text:p>
                    </text:list-item>
                  </text:list>
                </text:list-item>
                <text:list-item>
                  <text:p text:style-name="P18">Eliminar Grup:</text:p>
                  <text:p text:style-name="P18">Usuari: <text:span text:style-name="T2">Es demana la selecció d’un </text:span>grup <text:span text:style-name="T2">Existent.</text:span></text:p>
                  <text:p text:style-name="P18">Sistema: Elimina el grup seleccionat.</text:p>
                </text:list-item>
                <text:list-item>
                  <text:p text:style-name="P18">Modificar Sessio:</text:p>
                  <text:p text:style-name="P18">Usuari: </text:p>
                  <text:p text:style-name="P18">Sistema: </text:p>
                </text:list-item>
                <text:list-item>
                  <text:p text:style-name="P18">Crear Sessio:</text:p>
                  <text:p text:style-name="P18">Usuari:</text:p>
                  <text:p text:style-name="P18">Sistema:</text:p>
                </text:list-item>
                <text:list-item>
                  <text:p text:style-name="P18">Eliminar Sessio:</text:p>
                  <text:p text:style-name="P18">Usuari:</text:p>
                  <text:p text:style-name="P18">Sistema:</text:p>
                </text:list-item>
              </text:list>
              <text:p text:style-name="P10"/>
            </text:list-item>
          </text:list>
        </text:list-item>
        <text:list-item>
          <text:p text:style-name="P11">Eliminar Assignatura:</text:p>
          <text:p text:style-name="P11">Usuari:</text:p>
          <text:p text:style-name="P24">Sistema:</text:p>
        </text:list-item>
      </text:list>
      <text:p text:style-name="P2"><text:tab/><text:tab/><text:tab/></text:p>
      <text:list xml:id="list181705648164776" text:continue-list="list1780461156" text:style-name="L4">
        <text:list-item>
          <text:p text:style-name="P7">Eliminar Pla:</text:p>
          <text:p text:style-name="P25">Usuari:</text:p>
          <text:p text:style-name="P25">Sistema:</text:p>
        </text:list-item>
        <text:list-item>
          <text:p text:style-name="P7">Modificar Pla:</text:p>
          <text:p text:style-name="P25"><text:soft-page-break/>Usuari:</text:p>
          <text:p text:style-name="P25">Sistema:</text:p>
          <text:list>
            <text:list-item>
              <text:p text:style-name="P12">Afegir Assignatura:</text:p>
            </text:list-item>
          </text:list>
          <text:p text:style-name="P12">Usuari: <text:span text:style-name="T1">No es demana cap entrada per part de l’usuari.</text:span></text:p>
          <text:p text:style-name="P12">Sistema: Mostra les opcions: Importar Assignatura, Visualitzar Assignatures Existents i Crear nova Assignatura.</text:p>
          <text:list>
            <text:list-item>
              <text:list>
                <text:list-item text:start-value="1">
                  <text:p text:style-name="P16">Importar Assignatura:</text:p>
                  <text:p text:style-name="P16">Usuari: <text:span text:style-name="T5">Es demana la seleccio d’un fitxer que contingui una Assignatura codificada degudament.</text:span></text:p>
                  <text:p text:style-name="P16">Sistema: Carrega l’Assignatura <text:span text:style-name="T5">del futxer s</text:span>elecciona<text:span text:style-name="T5">t</text:span>.</text:p>
                </text:list-item>
                <text:list-item>
                  <text:p text:style-name="P16">Visualitzar Assignatures Exististents:</text:p>
                  <text:p text:style-name="P16">Usuari: <text:span text:style-name="T1">No es demana cap entrada per part de l’usuari.</text:span></text:p>
                  <text:p text:style-name="P16">Sistema: Mostra les opcións: Modificar Grup, Crear Grup, Eliminar Grup, Modificar Sessio, Crear Sessio, Eliminar Sessio.</text:p>
                  <text:list>
                    <text:list-item>
                      <text:p text:style-name="P19">Modificar Grup:</text:p>
                      <text:p text:style-name="P19">Usuari: <text:span text:style-name="T1">No es demana cap entrada per part de l’usuari.</text:span></text:p>
                      <text:p text:style-name="P19">Sistema: Mostra les opcións: Modificar Subgrup, Crear Subgrup, Eliminar Subgrup.</text:p>
                      <text:list>
                        <text:list-item>
                          <text:p text:style-name="P23">Modificar Subgrup:</text:p>
                          <text:p text:style-name="P23">Usuari:</text:p>
                          <text:p text:style-name="P23">Sistema:</text:p>
                        </text:list-item>
                        <text:list-item>
                          <text:p text:style-name="P23">Crear Subgrup:</text:p>
                          <text:p text:style-name="P23">Usuari:</text:p>
                        </text:list-item>
                      </text:list>
                      <text:p text:style-name="P23">Sistema:</text:p>
                    </text:list-item>
                    <text:list-item>
                      <text:p text:style-name="P23">Eliminar Subgrup:</text:p>
                      <text:p text:style-name="P23">Usuari:</text:p>
                      <text:p text:style-name="P23">Sistema:</text:p>
                    </text:list-item>
                  </text:list>
                </text:list-item>
                <text:list-item>
                  <text:p text:style-name="P19">Crear Grup:</text:p>
                  <text:p text:style-name="P19">Usuari: <text:span text:style-name="T1">No es demana cap entrada per part de l’usuari.</text:span></text:p>
                  <text:p text:style-name="P19">Sistema: Mostra les opcións: Crear Subgrup, Eliminar Subgrup.</text:p>
                  <text:list>
                    <text:list-item>
                      <text:p text:style-name="P23">Crear Subgrup:</text:p>
                      <text:p text:style-name="P23">Usuari:</text:p>
                      <text:p text:style-name="P23">Sistema:</text:p>
                    </text:list-item>
                    <text:list-item>
                      <text:p text:style-name="P23">Eliminar Subgrup:</text:p>
                      <text:p text:style-name="P23">Usuari:</text:p>
                      <text:p text:style-name="P23">Sistema:</text:p>
                    </text:list-item>
                  </text:list>
                </text:list-item>
                <text:list-item>
                  <text:p text:style-name="P19">Eliminar Grup:</text:p>
                  <text:p text:style-name="P19">Usuari: <text:span text:style-name="T2">Es demana la selecció d’un </text:span>grup <text:span text:style-name="T2">Existent.</text:span></text:p>
                  <text:p text:style-name="P19">Sistema: Elimina el grup seleccionat.</text:p>
                </text:list-item>
                <text:list-item>
                  <text:p text:style-name="P19">Modificar Sessio:</text:p>
                  <text:p text:style-name="P19">Usuari: </text:p>
                  <text:p text:style-name="P19">Sistema: </text:p>
                </text:list-item>
                <text:list-item>
                  <text:p text:style-name="P19">Crear Sessio:</text:p>
                  <text:p text:style-name="P19">Usuari:</text:p>
                  <text:p text:style-name="P19">Sistema:</text:p>
                </text:list-item>
                <text:list-item>
                  <text:p text:style-name="P19">Eliminar Sessio:</text:p>
                  <text:p text:style-name="P19">Usuari:</text:p>
                  <text:p text:style-name="P19">Sistema:</text:p>
                </text:list-item>
              </text:list>
            </text:list-item>
            <text:list-item>
              <text:p text:style-name="P16">Crear nova Assignatura:</text:p>
              <text:p text:style-name="P16">Usuari: <text:span text:style-name="T1">No es demana cap entrada per part de l’usuari.</text:span></text:p>
              <text:p text:style-name="P16">Sistema: Mostra les opcións: Modificar Grup, Crear Grup, Eliminar Grup, Modificar Sessio, Crear Sessio, Eliminar Sessio.</text:p>
              <text:list>
                <text:list-item>
                  <text:p text:style-name="P19">Modificar Grup:</text:p>
                  <text:p text:style-name="P19">Usuari: <text:span text:style-name="T1">No es demana cap entrada per part de l’usuari.</text:span></text:p>
                  <text:p text:style-name="P19">Sistema: Mostra les opcións: Modificar Subgrup, Crear Subgrup, Eliminar Subgrup.</text:p>
                  <text:list>
                    <text:list-item>
                      <text:p text:style-name="P23">Modificar Subgrup:</text:p>
                      <text:p text:style-name="P23"><text:soft-page-break/>Usuari:</text:p>
                      <text:p text:style-name="P23">Sistema:</text:p>
                    </text:list-item>
                    <text:list-item>
                      <text:p text:style-name="P23">Crear Subgrup:</text:p>
                      <text:p text:style-name="P23">Usuari:</text:p>
                      <text:p text:style-name="P23">Sistema:</text:p>
                    </text:list-item>
                    <text:list-item>
                      <text:p text:style-name="P23">Eliminar Subgrup:</text:p>
                      <text:p text:style-name="P23">Usuari:</text:p>
                      <text:p text:style-name="P23">Sistema:</text:p>
                    </text:list-item>
                  </text:list>
                </text:list-item>
                <text:list-item>
                  <text:p text:style-name="P19">Crear Grup:</text:p>
                  <text:p text:style-name="P19">Usuari: <text:span text:style-name="T1">No es demana cap entrada per part de l’usuari.</text:span></text:p>
                  <text:p text:style-name="P19">Sistema: Mostra les opcións: Crear Subgrup, Eliminar Subgrup.</text:p>
                  <text:list>
                    <text:list-item>
                      <text:p text:style-name="P23">Crear Subgrup:</text:p>
                      <text:p text:style-name="P23">Usuari:</text:p>
                      <text:p text:style-name="P23">Sistema:</text:p>
                    </text:list-item>
                    <text:list-item>
                      <text:p text:style-name="P23">Eliminar Subgrup:</text:p>
                      <text:p text:style-name="P23">Usuari:</text:p>
                      <text:p text:style-name="P23">Sistema:</text:p>
                    </text:list-item>
                  </text:list>
                </text:list-item>
                <text:list-item>
                  <text:p text:style-name="P19">Eliminar Grup:</text:p>
                  <text:p text:style-name="P19">Usuari: <text:span text:style-name="T2">Es demana la selecció d’un </text:span>grup <text:span text:style-name="T2">Existent.</text:span></text:p>
                  <text:p text:style-name="P19">Sistema: Elimina el grup seleccionat.</text:p>
                </text:list-item>
                <text:list-item>
                  <text:p text:style-name="P19">Modificar Sessio:</text:p>
                  <text:p text:style-name="P19">Usuari: </text:p>
                  <text:p text:style-name="P19">Sistema: </text:p>
                </text:list-item>
                <text:list-item>
                  <text:p text:style-name="P19">Crear Sessio:</text:p>
                  <text:p text:style-name="P19">Usuari:</text:p>
                  <text:p text:style-name="P19">Sistema:</text:p>
                </text:list-item>
                <text:list-item>
                  <text:p text:style-name="P19">Eliminar Sessio:</text:p>
                  <text:p text:style-name="P19">Usuari:</text:p>
                  <text:p text:style-name="P19">Sistema:</text:p>
                </text:list-item>
              </text:list>
            </text:list-item>
          </text:list>
        </text:list-item>
      </text:list>
      <text:list xml:id="list1845139557" text:style-name="L6">
        <text:list-item>
          <text:p text:style-name="P26">Modificar Assignatura:</text:p>
        </text:list-item>
      </text:list>
      <text:list xml:id="list181705400804202" text:continue-list="list181705648164776" text:style-name="L4">
        <text:list-header>
          <text:p text:style-name="P25"/>
        </text:list-header>
        <text:list-item>
          <text:p text:style-name="P7">Gestionar Restriccions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0:53:56.925082566</meta:creation-date>
    <dc:date>2018-11-15T18:17:04.880036667</dc:date>
    <meta:editing-duration>PT2H18M42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4" meta:paragraph-count="188" meta:word-count="886" meta:character-count="5160" meta:non-whitespace-character-count="4604"/>
  </office:meta>
</office:document-meta>
</file>